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3cm" fo:min-width="2.468cm"/>
    </style:style>
    <style:style style:name="co1" style:family="table-column">
      <style:table-column-properties style:column-width="1.566cm" style:use-optimal-column-width="false"/>
    </style:style>
    <style:style style:name="co2" style:family="table-column">
      <style:table-column-properties style:column-width="1.57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border="none"/>
      <style:text-properties fo:font-size="18pt" fo:text-shadow="1pt 1pt" style:font-size-asian="18pt" style:font-size-complex="18pt"/>
    </style:style>
    <style:style style:name="P1" style:family="paragraph">
      <style:paragraph-properties fo:text-align="center"/>
      <style:text-properties fo:font-size="18pt" fo:text-shadow="1pt 1pt" style:font-size-asian="18pt" style:font-size-complex="18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0.936cm" svg:x="5.542cm" svg:y="3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3.368cm" svg:height="0.683cm" svg:x="4.7cm" svg:y="2.3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3.917cm">
          <draw:text-box>
            <text:p><text:span text:style-name="T1">myVector</text:span></text:p>
          </draw:text-box>
        </draw:frame>
        <draw:line draw:style-name="gr3" draw:text-style-name="P3" draw:layer="layout" svg:x1="6.3cm" svg:y1="3cm" svg:x2="6.3cm" svg:y2="3.7cm">
          <text:p/>
        </draw:line>
        <draw:frame draw:style-name="gr4" draw:layer="layout" svg:width="2.7cm" svg:height="0.962cm" svg:x="0.7cm" svg:y="3.7cm">
          <draw:text-box>
            <text:p>Step 1</text:p>
          </draw:text-box>
        </draw:frame>
        <draw:frame draw:style-name="standard" draw:layer="layout" svg:width="14.098cm" svg:height="0.936cm" svg:x="5.542cm" svg:y="6.3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3.368cm" svg:height="0.683cm" svg:x="6.2cm" svg:y="4.9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6.517cm">
          <draw:text-box>
            <text:p><text:span text:style-name="T1">myVector</text:span></text:p>
          </draw:text-box>
        </draw:frame>
        <draw:line draw:style-name="gr3" draw:text-style-name="P3" draw:layer="layout" svg:x1="7.9cm" svg:y1="5.6cm" svg:x2="7.9cm" svg:y2="6.3cm">
          <text:p/>
        </draw:line>
        <draw:frame draw:style-name="gr4" draw:layer="layout" svg:width="2.7cm" svg:height="0.962cm" svg:x="0.7cm" svg:y="6.3cm">
          <draw:text-box>
            <text:p>Step 2</text:p>
          </draw:text-box>
        </draw:frame>
        <draw:frame draw:style-name="standard" draw:layer="layout" svg:width="14.098cm" svg:height="0.936cm" svg:x="5.542cm" svg:y="8.9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3.368cm" svg:height="0.683cm" svg:x="7.8cm" svg:y="7.5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9.117cm">
          <draw:text-box>
            <text:p><text:span text:style-name="T1">myVector</text:span></text:p>
          </draw:text-box>
        </draw:frame>
        <draw:line draw:style-name="gr3" draw:text-style-name="P3" draw:layer="layout" svg:x1="9.5cm" svg:y1="8.2cm" svg:x2="9.5cm" svg:y2="8.9cm">
          <text:p/>
        </draw:line>
        <draw:frame draw:style-name="gr4" draw:layer="layout" svg:width="2.7cm" svg:height="0.962cm" svg:x="0.7cm" svg:y="8.9cm">
          <draw:text-box>
            <text:p>Step 3</text:p>
          </draw:text-box>
        </draw:frame>
        <draw:frame draw:style-name="standard" draw:layer="layout" svg:width="14.098cm" svg:height="0.936cm" svg:x="5.542cm" svg:y="11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3.368cm" svg:height="0.683cm" svg:x="9.3cm" svg:y="10.1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11.717cm">
          <draw:text-box>
            <text:p><text:span text:style-name="T1">myVector</text:span></text:p>
          </draw:text-box>
        </draw:frame>
        <draw:line draw:style-name="gr3" draw:text-style-name="P3" draw:layer="layout" svg:x1="11cm" svg:y1="10.8cm" svg:x2="11cm" svg:y2="11.5cm">
          <text:p/>
        </draw:line>
        <draw:frame draw:style-name="gr4" draw:layer="layout" svg:width="2.7cm" svg:height="0.962cm" svg:x="0.7cm" svg:y="11.5cm">
          <draw:text-box>
            <text:p>Step 4</text:p>
          </draw:text-box>
        </draw:frame>
        <draw:frame draw:style-name="standard" draw:layer="layout" svg:width="14.098cm" svg:height="0.936cm" svg:x="5.542cm" svg:y="14.1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3.368cm" svg:height="0.683cm" svg:x="10.9cm" svg:y="12.7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14.317cm">
          <draw:text-box>
            <text:p><text:span text:style-name="T1">myVector</text:span></text:p>
          </draw:text-box>
        </draw:frame>
        <draw:line draw:style-name="gr3" draw:text-style-name="P3" draw:layer="layout" svg:x1="12.6cm" svg:y1="13.4cm" svg:x2="12.6cm" svg:y2="14.1cm">
          <text:p/>
        </draw:line>
        <draw:frame draw:style-name="gr4" draw:layer="layout" svg:width="2.7cm" svg:height="0.962cm" svg:x="0.7cm" svg:y="14.1cm">
          <draw:text-box>
            <text:p>Step 5</text:p>
          </draw:text-box>
        </draw:frame>
        <draw:frame draw:style-name="standard" draw:layer="layout" svg:width="14.098cm" svg:height="0.936cm" svg:x="5.542cm" svg:y="16.6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3.368cm" svg:height="0.683cm" svg:x="12.5cm" svg:y="15.2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16.817cm">
          <draw:text-box>
            <text:p><text:span text:style-name="T1">myVector</text:span></text:p>
          </draw:text-box>
        </draw:frame>
        <draw:line draw:style-name="gr3" draw:text-style-name="P3" draw:layer="layout" svg:x1="14.2cm" svg:y1="15.9cm" svg:x2="14.2cm" svg:y2="16.6cm">
          <text:p/>
        </draw:line>
        <draw:frame draw:style-name="gr4" draw:layer="layout" svg:width="2.7cm" svg:height="0.962cm" svg:x="0.7cm" svg:y="16.6cm">
          <draw:text-box>
            <text:p>Step 6</text:p>
          </draw:text-box>
        </draw:frame>
        <draw:frame draw:style-name="standard" draw:layer="layout" svg:width="14.098cm" svg:height="0.936cm" svg:x="5.542cm" svg:y="19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3.368cm" svg:height="0.683cm" svg:x="14cm" svg:y="17.6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19.217cm">
          <draw:text-box>
            <text:p><text:span text:style-name="T1">myVector</text:span></text:p>
          </draw:text-box>
        </draw:frame>
        <draw:line draw:style-name="gr3" draw:text-style-name="P3" draw:layer="layout" svg:x1="15.7cm" svg:y1="18.3cm" svg:x2="15.7cm" svg:y2="19cm">
          <text:p/>
        </draw:line>
        <draw:frame draw:style-name="gr4" draw:layer="layout" svg:width="2.7cm" svg:height="0.962cm" svg:x="0.7cm" svg:y="19cm">
          <draw:text-box>
            <text:p>Step 7</text:p>
          </draw:text-box>
        </draw:frame>
        <draw:frame draw:style-name="standard" draw:layer="layout" svg:width="14.098cm" svg:height="0.936cm" svg:x="5.542cm" svg:y="21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2" draw:layer="layout" svg:width="3.368cm" svg:height="0.683cm" svg:x="15.5cm" svg:y="20.1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21.717cm">
          <draw:text-box>
            <text:p><text:span text:style-name="T1">myVector</text:span></text:p>
          </draw:text-box>
        </draw:frame>
        <draw:line draw:style-name="gr3" draw:text-style-name="P3" draw:layer="layout" svg:x1="17.2cm" svg:y1="20.8cm" svg:x2="17.2cm" svg:y2="21.5cm">
          <text:p/>
        </draw:line>
        <draw:frame draw:style-name="gr4" draw:layer="layout" svg:width="2.7cm" svg:height="0.962cm" svg:x="0.7cm" svg:y="21.5cm">
          <draw:text-box>
            <text:p>Step 8</text:p>
          </draw:text-box>
        </draw:frame>
        <draw:frame draw:style-name="standard" draw:layer="layout" svg:width="14.098cm" svg:height="0.936cm" svg:x="5.542cm" svg:y="24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2" draw:layer="layout" svg:width="3.368cm" svg:height="0.683cm" svg:x="17.1cm" svg:y="22.6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24.217cm">
          <draw:text-box>
            <text:p><text:span text:style-name="T1">myVector</text:span></text:p>
          </draw:text-box>
        </draw:frame>
        <draw:line draw:style-name="gr3" draw:text-style-name="P3" draw:layer="layout" svg:x1="18.8cm" svg:y1="23.3cm" svg:x2="18.8cm" svg:y2="24cm">
          <text:p/>
        </draw:line>
        <draw:frame draw:style-name="gr4" draw:layer="layout" svg:width="2.7cm" svg:height="0.962cm" svg:x="0.7cm" svg:y="24cm">
          <draw:text-box>
            <text:p>Step 9</text:p>
          </draw:text-box>
        </draw:frame>
        <draw:frame draw:style-name="standard" draw:layer="layout" svg:width="14.098cm" svg:height="0.936cm" svg:x="5.542cm" svg:y="26.6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2" draw:layer="layout" svg:width="3.368cm" svg:height="0.683cm" svg:x="17.6cm" svg:y="25.2cm">
          <draw:text-box>
            <text:p><text:span text:style-name="T1">myVectorIterator</text:span></text:p>
          </draw:text-box>
        </draw:frame>
        <draw:frame draw:style-name="gr2" draw:text-style-name="P2" draw:layer="layout" svg:width="2.128cm" svg:height="0.683cm" svg:x="3.1cm" svg:y="26.817cm">
          <draw:text-box>
            <text:p><text:span text:style-name="T1">myVector</text:span></text:p>
          </draw:text-box>
        </draw:frame>
        <draw:line draw:style-name="gr3" draw:text-style-name="P3" draw:layer="layout" svg:x1="20cm" svg:y1="25.9cm" svg:x2="20cm" svg:y2="26.6cm">
          <text:p/>
        </draw:line>
        <draw:frame draw:style-name="gr4" draw:layer="layout" svg:width="2.7cm" svg:height="0.962cm" svg:x="0.7cm" svg:y="26.6cm">
          <draw:text-box>
            <text:p>Step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an </meta:initial-creator>
    <meta:creation-date>2013-11-29T10:47:41</meta:creation-date>
    <dc:date>2013-11-29T11:01:10</dc:date>
    <dc:creator>damian </dc:creator>
    <meta:editing-duration>P0D</meta:editing-duration>
    <meta:editing-cycles>1</meta:editing-cycles>
    <meta:document-statistic meta:object-count="50"/>
    <meta:generator>LibreOffice/4.0.2.2$Linux_X86_64 LibreOffice_project/400m0$Build-2</meta:generator>
  </office:meta>
</office:document-meta>
</file>